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face style:name="Times New Roman1"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automatic-styles>
    <style:style style:name="P1" style:family="paragraph" style:parent-style-name="Text_20_body">
      <style:paragraph-properties fo:margin-top="0cm" fo:margin-bottom="0cm" loext:contextual-spacing="false"/>
      <style:text-properties style:font-name="Times New Roman" fo:font-size="12pt" style:font-size-asian="12pt" style:font-size-complex="12pt"/>
    </style:style>
    <style:style style:name="P2" style:family="paragraph" style:parent-style-name="Text_20_body">
      <style:paragraph-properties fo:margin-top="0cm" fo:margin-bottom="0cm" loext:contextual-spacing="false"/>
      <style:text-properties style:font-name="Times New Roman" fo:font-size="12pt" officeooo:paragraph-rsid="001e4ad7" style:font-size-asian="12pt" style:font-size-complex="12pt"/>
    </style:style>
    <style:style style:name="P3" style:family="paragraph" style:parent-style-name="Text_20_body" style:master-page-name="HTML">
      <style:paragraph-properties fo:margin-top="0cm" fo:margin-bottom="0cm" loext:contextual-spacing="false" style:page-number="auto"/>
      <style:text-properties style:font-name="Times New Roman" fo:font-size="12pt" officeooo:paragraph-rsid="001e4ad7" style:font-size-asian="12pt" style:font-size-complex="12pt"/>
    </style:style>
    <style:style style:name="P4" style:family="paragraph" style:parent-style-name="Text_20_body">
      <style:paragraph-properties fo:margin-top="0cm" fo:margin-bottom="0cm" loext:contextual-spacing="false"/>
      <style:text-properties style:font-name="Times New Roman" fo:font-size="12pt" fo:font-weight="normal" officeooo:rsid="001e4ad7" officeooo:paragraph-rsid="001e4ad7" style:font-size-asian="12pt" style:font-weight-asian="normal" style:font-size-complex="12pt" style:font-weight-complex="normal"/>
    </style:style>
    <style:style style:name="P5" style:family="paragraph" style:parent-style-name="Text_20_body">
      <style:paragraph-properties fo:margin-top="0cm" fo:margin-bottom="0cm" loext:contextual-spacing="false"/>
      <style:text-properties style:font-name="Times New Roman" fo:font-size="12pt" fo:font-weight="normal" officeooo:rsid="00201158" officeooo:paragraph-rsid="00201158" style:font-size-asian="12pt" style:font-weight-asian="normal" style:font-size-complex="12pt" style:font-weight-complex="normal"/>
    </style:style>
    <style:style style:name="P6" style:family="paragraph" style:parent-style-name="Text_20_body" style:list-style-name="L4">
      <style:paragraph-properties fo:margin-top="0cm" fo:margin-bottom="0cm" loext:contextual-spacing="false"/>
      <style:text-properties style:font-name="Times New Roman" fo:font-size="12pt" fo:font-weight="normal" officeooo:rsid="0025b26f" officeooo:paragraph-rsid="0025b26f" style:font-size-asian="12pt" style:font-weight-asian="normal" style:font-size-complex="12pt" style:font-weight-complex="normal"/>
    </style:style>
    <style:style style:name="P7" style:family="paragraph" style:parent-style-name="Text_20_body" style:list-style-name="L1">
      <style:paragraph-properties fo:margin-top="0cm" fo:margin-bottom="0cm" loext:contextual-spacing="false"/>
      <style:text-properties style:font-name="Times New Roman" fo:font-size="12pt" style:font-size-asian="12pt" style:font-size-complex="12pt"/>
    </style:style>
    <style:style style:name="P8" style:family="paragraph" style:parent-style-name="Text_20_body" style:list-style-name="L2">
      <style:paragraph-properties fo:margin-top="0cm" fo:margin-bottom="0cm" loext:contextual-spacing="false"/>
      <style:text-properties style:font-name="Times New Roman" fo:font-size="12pt" style:font-size-asian="12pt" style:font-size-complex="12pt"/>
    </style:style>
    <style:style style:name="P9" style:family="paragraph" style:parent-style-name="Text_20_body">
      <style:paragraph-properties fo:margin-top="0cm" fo:margin-bottom="0cm" loext:contextual-spacing="false"/>
      <style:text-properties style:font-name="Times New Roman" fo:font-size="12pt" fo:font-weight="bold" officeooo:rsid="00201158" officeooo:paragraph-rsid="00201158" style:font-size-asian="12pt" style:font-weight-asian="bold" style:font-size-complex="12pt" style:font-weight-complex="bold"/>
    </style:style>
    <style:style style:name="P10" style:family="paragraph" style:parent-style-name="Text_20_body">
      <style:paragraph-properties fo:margin-top="0cm" fo:margin-bottom="0cm" loext:contextual-spacing="false"/>
      <style:text-properties style:font-name="Times New Roman" fo:font-size="12pt" fo:font-weight="bold" officeooo:rsid="0025b26f" officeooo:paragraph-rsid="0025b26f" style:font-size-asian="12pt" style:font-weight-asian="bold" style:font-size-complex="12pt" style:font-weight-complex="bold"/>
    </style:style>
    <style:style style:name="P11" style:family="paragraph" style:parent-style-name="Text_20_body">
      <style:paragraph-properties fo:margin-top="0cm" fo:margin-bottom="0cm" loext:contextual-spacing="false"/>
      <style:text-properties style:font-name="Times New Roman" fo:font-size="12pt" fo:font-weight="bold" officeooo:rsid="0025badb" officeooo:paragraph-rsid="0025badb" style:font-size-asian="12pt" style:font-weight-asian="bold" style:font-size-complex="12pt" style:font-weight-complex="bold"/>
    </style:style>
    <style:style style:name="P12" style:family="paragraph" style:parent-style-name="Text_20_body" style:list-style-name="L3">
      <style:paragraph-properties fo:margin-top="0cm" fo:margin-bottom="0cm" loext:contextual-spacing="false"/>
      <style:text-properties fo:font-weight="normal" officeooo:paragraph-rsid="00201158" style:font-weight-asian="normal" style:font-weight-complex="normal"/>
    </style:style>
    <style:style style:name="P13" style:family="paragraph" style:parent-style-name="Text_20_body" style:list-style-name="L5">
      <style:text-properties style:font-name="Times New Roman" fo:font-size="12pt" style:font-size-asian="12pt" style:font-size-complex="12pt"/>
    </style:style>
    <style:style style:name="P14" style:family="paragraph" style:parent-style-name="Text_20_body" style:list-style-name="L5">
      <style:text-properties style:font-name="Times New Roman" fo:font-size="12pt" officeooo:paragraph-rsid="0025badb" style:font-size-asian="12pt" style:font-size-complex="12pt"/>
    </style:style>
    <style:style style:name="T1" style:family="text">
      <style:text-properties fo:font-weight="bold"/>
    </style:style>
    <style:style style:name="T2" style:family="text">
      <style:text-properties fo:font-weight="bold" officeooo:rsid="00201158"/>
    </style:style>
    <style:style style:name="T3" style:family="text">
      <style:text-properties fo:font-weight="normal" style:font-weight-asian="normal" style:font-weight-complex="normal"/>
    </style:style>
    <style:style style:name="T4" style:family="text">
      <style:text-properties fo:font-weight="normal" officeooo:rsid="001e4ad7" style:font-weight-asian="normal" style:font-weight-complex="normal"/>
    </style:style>
    <style:style style:name="T5" style:family="text">
      <style:text-properties fo:font-weight="normal" officeooo:rsid="001fe53f" style:font-weight-asian="normal" style:font-weight-complex="normal"/>
    </style:style>
    <style:style style:name="T6" style:family="text">
      <style:text-properties officeooo:rsid="001fe53f"/>
    </style:style>
    <style:style style:name="T7" style:family="text">
      <style:text-properties style:font-name="Times New Roman" fo:font-size="12pt" officeooo:rsid="00201158" style:font-size-asian="12pt" style:font-size-complex="12pt"/>
    </style:style>
    <style:style style:name="T8" style:family="text">
      <style:text-properties style:font-name="Times New Roman" fo:font-size="12pt" officeooo:rsid="0020adad" style:font-size-asian="12pt" style:font-size-complex="12pt"/>
    </style:style>
    <style:style style:name="T9" style:family="text">
      <style:text-properties style:font-name="Times New Roman" fo:font-size="12pt" officeooo:rsid="00214abf" style:font-size-asian="12pt" style:font-size-complex="12pt"/>
    </style:style>
    <style:style style:name="T10" style:family="text">
      <style:text-properties officeooo:rsid="0025badb"/>
    </style:style>
    <style:style style:name="T11" style:family="text">
      <style:text-properties fo:color="#000000"/>
    </style:style>
    <style:style style:name="T12" style:family="text">
      <style:text-properties fo:color="#000000" style:font-name="Times New Roman1" fo:font-size="12pt"/>
    </style:style>
    <style:style style:name="T13" style:family="text">
      <style:text-properties fo:color="#000000" fo:font-size="12pt"/>
    </style:style>
    <text:list-style style:name="L1">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2">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space-before="0.748cm" text:min-label-width="0.499cm"/>
        <style:text-properties style:font-name="StarSymbol"/>
      </text:list-level-style-bullet>
      <text:list-level-style-bullet text:level="2" text:style-name="Bullet_20_Symbols" text:bullet-char="•">
        <style:list-level-properties text:space-before="1.995cm" text:min-label-width="0.499cm"/>
        <style:text-properties style:font-name="StarSymbol"/>
      </text:list-level-style-bullet>
      <text:list-level-style-bullet text:level="3" text:style-name="Bullet_20_Symbols" text:bullet-char="•">
        <style:list-level-properties text:space-before="3.242cm" text:min-label-width="0.499cm"/>
        <style:text-properties style:font-name="StarSymbol"/>
      </text:list-level-style-bullet>
      <text:list-level-style-bullet text:level="4" text:style-name="Bullet_20_Symbols" text:bullet-char="•">
        <style:list-level-properties text:space-before="4.489cm" text:min-label-width="0.499cm"/>
        <style:text-properties style:font-name="StarSymbol"/>
      </text:list-level-style-bullet>
      <text:list-level-style-bullet text:level="5" text:style-name="Bullet_20_Symbols" text:bullet-char="•">
        <style:list-level-properties text:space-before="5.736cm" text:min-label-width="0.499cm"/>
        <style:text-properties style:font-name="StarSymbol"/>
      </text:list-level-style-bullet>
      <text:list-level-style-bullet text:level="6" text:style-name="Bullet_20_Symbols" text:bullet-char="•">
        <style:list-level-properties text:space-before="6.983cm" text:min-label-width="0.499cm"/>
        <style:text-properties style:font-name="StarSymbol"/>
      </text:list-level-style-bullet>
      <text:list-level-style-bullet text:level="7" text:style-name="Bullet_20_Symbols" text:bullet-char="•">
        <style:list-level-properties text:space-before="8.23cm" text:min-label-width="0.499cm"/>
        <style:text-properties style:font-name="StarSymbol"/>
      </text:list-level-style-bullet>
      <text:list-level-style-bullet text:level="8" text:style-name="Bullet_20_Symbols" text:bullet-char="•">
        <style:list-level-properties text:space-before="9.478cm" text:min-label-width="0.499cm"/>
        <style:text-properties style:font-name="StarSymbol"/>
      </text:list-level-style-bullet>
      <text:list-level-style-bullet text:level="9" text:style-name="Bullet_20_Symbols" text:bullet-char="•">
        <style:list-level-properties text:space-before="10.725cm" text:min-label-width="0.499cm"/>
        <style:text-properties style:font-name="StarSymbol"/>
      </text:list-level-style-bullet>
      <text:list-level-style-bullet text:level="10" text:style-name="Bullet_20_Symbols" text:bullet-char="•">
        <style:list-level-properties text:space-before="11.972cm" text:min-label-width="0.499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text:bookmark text:name="vyiu"/><text:span text:style-name="T1">Name</text:span><text:bookmark text:name="vyiu0"/><text:span text:style-name="T1"><text:line-break/></text:span><text:bookmark text:name="vyiu1"/><text:span text:style-name="T4">Drachentöterin</text:span><text:line-break/><text:bookmark text:name="vyiu2"/><text:line-break/><text:bookmark text:name="vyiu3"/><text:span text:style-name="T1">Beschreibung</text:span><text:bookmark text:name="vyiu4"/><text:line-break/><text:bookmark text:name="vyiu6"/><text:span text:style-name="T4">Die Drachentöterin ist eine Hochelfin aus Tfjahn, die nach Mittillant geschickt wurde, um dem Kreis der Elemente Informationen über die bevorstehende mögliche Invasion zu beschaffen.</text:span></text:p>
      <text:p text:style-name="P4">Sie ist süchtig nach Gewalt und Blut und möchte am liebsten alle ihr feindlich gesinnten Kreaturen abschlachten. Außerdem ist sie ruhmsüchtig, weshalb sie die Charaktere bittet, ihr auf ihrem blutigen Pfad zu folgen.</text:p>
      <text:p text:style-name="P2"><text:span text:style-name="T4">Der Kult in der Todesgruft macht ihr besonders große Sorgen, da sie ein mögliches Bündnis zwischen Kultanhängern und Dunkelelfen und Orks vermutet.</text:span><text:line-break/><text:bookmark text:name="vyiu7"/><text:bookmark text:name="vyiu8"/><text:span text:style-name="T1"><text:line-break/>Ort</text:span><text:bookmark text:name="vyiu9"/><text:span text:style-name="T1"><text:line-break/></text:span><text:bookmark text:name="vyiu111"/><text:bookmark text:name="vyiu12"/><text:span text:style-name="T5">Waldeingang</text:span><text:span text:style-name="T3"><text:line-break/></text:span><text:span text:style-name="T1"><text:line-break/>Tagesablauf</text:span></text:p>
      <text:list xml:id="list5689287485226622955" text:style-name="L1">
        <text:list-item>
          <text:p text:style-name="P7"><text:bookmark text:name="ns3322"/>Ganzer Tag – <text:span text:style-name="T6">Wartet vor dem Wald.</text:span></text:p>
        </text:list-item>
      </text:list>
      <text:p text:style-name="P1"><text:bookmark text:name="vyiu15"/><text:line-break/><text:bookmark text:name="vyiu16"/><text:span text:style-name="T1">Zugehörigkeit</text:span><text:bookmark text:name="vyiu17"/><text:line-break/><text:bookmark text:name="f-855"/><text:span text:style-name="T6">-</text:span></text:p>
      <text:p text:style-name="P1"><text:bookmark text:name="vyiu19"/><text:bookmark text:name="vyiu20"/><text:span text:style-name="T1"><text:line-break/></text:span><text:bookmark text:name="f-856"/><text:span text:style-name="T1">Aufträge</text:span><text:bookmark text:name="z0dk"/></text:p>
      <text:list xml:id="list7724894566549602300" text:style-name="L2">
        <text:list-item>
          <text:p text:style-name="P8"><text:bookmark text:name="z0dk0"/><text:bookmark text:name="z0dk1"/>Primär – <text:span text:style-name="T6">Metzelei</text:span><text:bookmark text:name="z0dk3"/></text:p>
        </text:list-item>
      </text:list>
      <text:p text:style-name="P1"><text:bookmark text:name="vyiu23"/><text:line-break/><text:bookmark text:name="ik9t1"/><text:span text:style-name="T1">Dialog</text:span><text:bookmark text:name="z0dk4"/><text:span text:style-name="T1"><text:line-break/></text:span><text:span text:style-name="T2">-</text:span></text:p>
      <text:p text:style-name="P1"><text:bookmark text:name="vyiu53"/><text:line-break/><text:bookmark text:name="adhu1"/><text:span text:style-name="T1">Handel</text:span><text:bookmark text:name="u5nf"/><text:span text:style-name="T1"><text:line-break/></text:span><text:span text:style-name="T2">-</text:span></text:p>
      <text:p text:style-name="P1"/>
      <text:p text:style-name="P9"><text:bookmark text:name="j85t"/>Fähigkeiten</text:p>
      <text:list xml:id="list6517817941087384669" text:style-name="L3">
        <text:list-item>
          <text:p text:style-name="P12"><text:span text:style-name="T7">„Meisterschützin“ - Die Drachentöterin nimmt ihren Bogen als Waff</text:span><text:span text:style-name="T8">e. Sie </text:span><text:span text:style-name="T9">v</text:span><text:span text:style-name="T7">erursacht dadurch Fernkampfschaden.</text:span></text:p>
        </text:list-item>
      </text:list>
      <text:p text:style-name="P5"/>
      <text:p text:style-name="P11">Tontexte</text:p>
      <text:list xml:id="list8365254230903977576" text:style-name="L5">
        <text:list-item>
          <text:p text:style-name="P14">Ja1:<text:bookmark text:name="ov17"/> „<text:span text:style-name="T10">Für das Königreich der Hochelfen</text:span>!”</text:p>
        </text:list-item>
        <text:list-item>
          <text:p text:style-name="P13">Ja2: „<text:span text:style-name="T10">Ich bin unterwegs!</text:span>”</text:p>
        </text:list-item>
        <text:list-item>
          <text:p text:style-name="P13">Ja3: „<text:span text:style-name="T10">Ich eile!</text:span>”</text:p>
        </text:list-item>
        <text:list-item>
          <text:p text:style-name="P13"><text:bookmark text:name="s.3q"/>JaAngriff1:<text:bookmark text:name="ov170"/> „<text:span text:style-name="T10">Metzelt sie nieder</text:span>!”</text:p>
        </text:list-item>
        <text:list-item>
          <text:p text:style-name="P13">JaAngriff2: „<text:span text:style-name="T10">Ich hacke dich in Stücke!</text:span>”</text:p>
        </text:list-item>
        <text:list-item>
          <text:p text:style-name="P13">JaAngriff3: „<text:span text:style-name="T10">Blute und dann stirb!</text:span>”</text:p>
        </text:list-item>
        <text:list-item>
          <text:p text:style-name="P13"><text:bookmark text:name="s.3q1"/>Was1:<text:bookmark text:name="rwtp1"/> „<text:span text:style-name="T10">Ihr wünscht?</text:span>”</text:p>
        </text:list-item>
        <text:list-item>
          <text:p text:style-name="P13">Was2: „<text:span text:style-name="T10">Habt Ihr einen Drachen gesehen?</text:span>”</text:p>
        </text:list-item>
        <text:list-item>
          <text:p text:style-name="P13">Was3: „<text:span text:style-name="T10">Ich langweile mich.</text:span>”</text:p>
        </text:list-item>
        <text:list-item>
          <text:p text:style-name="P13"><text:bookmark text:name="s.3q2"/>Sauer1: </text:p>
        </text:list-item>
        <text:list-item>
          <text:p text:style-name="P13"><text:bookmark text:name="hu6u2"/>Tot1: </text:p>
        </text:list-item>
      </text:list>
      <text:p text:style-name="P5"/>
      <text:p text:style-name="P10">Unterhaltung beim Verkauf auf dem Bauernhof</text:p>
      <text:list xml:id="list1050302128661067708" text:style-name="L4">
        <text:list-item>
          <text:p text:style-name="P6">N: Beste wahren aus dem Königreich der Hochelfen.</text:p>
        </text:list-item>
        <text:list-item>
          <text:p text:style-name="P6">N: Greift zu solange die Ware noch frisch ist!</text:p>
        </text:list-item>
        <text:list-item>
          <text:p text:style-name="P6">N: Das gab es noch nie: Eine Hochelfin räumt aus! Die besten Angebote, nur heute!</text:p>
        </text:list-item>
        <text:list-item>
          <text:p text:style-name="P6">N: Artefakte, echte und gefälschte, nur bei mi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StarSymbol" svg:font-family="StarSymbol"/>
    <style:font-face style:name="Times New Roman1" svg:font-family="'Times New Roman'"/>
    <style:font-face style:name="Verdana" svg:font-family="Verdana, sans-serif"/>
    <style:font-face style:name="Arial Unicode MS" svg:font-family="'Arial Unicode MS'" style:font-pitch="variable"/>
    <style:font-face style:name="HG Mincho Light J" svg:font-family="'HG Mincho Light J'" style:font-pitch="variable"/>
    <style:font-face style:name="Thorndale" svg:font-family="Thorndale" style:font-family-generic="roman" style:font-pitch="variable"/>
    <style:font-face style:name="Times New Roman" svg:font-family="'Times New Roman'" style:font-family-generic="roman" style:font-pitch="variable"/>
    <style:font-face style:name="Albany" svg:font-family="Albany" style:font-family-generic="swiss" style:font-pitch="variable"/>
    <style:font-face style:name="Arial" svg:font-family="Arial"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de" fo:country="DE" style:font-name-asian="Arial" style:font-size-asian="12pt" style:language-asian="zxx" style:country-asian="none" style:font-name-complex="Arial"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152cm" fo:margin-right="0.152cm" fo:margin-top="0.152cm" fo:margin-bottom="0.152cm" loext:contextual-spacing="false" fo:text-indent="0cm" style:auto-text-indent="false"/>
      <style:text-properties style:font-name="Verdana" fo:font-family="Verdana, sans-serif" fo:font-size="10pt" style:font-name-asian="Verdana" style:font-family-asian="Verdana, sans-serif" style:font-size-asian="10pt" style:font-name-complex="Verdana" style:font-family-complex="Verdana, sans-serif" style:font-size-complex="10pt"/>
    </style:style>
    <style:style style:name="Text_20_body" style:display-name="Text body" style:family="paragraph" style:parent-style-name="Standard" style:class="text">
      <style:paragraph-properties fo:margin-left="0cm" fo:margin-right="0cm" fo:margin-top="0cm" fo:margin-bottom="0cm" loext:contextual-spacing="false" fo:text-indent="0cm" style:auto-text-indent="false"/>
    </style:style>
    <style:style style:name="Heading" style:family="paragraph" style:parent-style-name="Standard" style:next-style-name="Text_20_body" style:class="text">
      <style:paragraph-properties fo:margin-top="0.423cm" fo:margin-bottom="0.499cm" loext:contextual-spacing="false" fo:keep-with-next="always"/>
      <style:text-properties style:font-name="Albany" fo:font-family="Albany" style:font-family-generic="swiss" style:font-pitch="variable" fo:font-size="14pt" style:font-name-asian="HG Mincho Light J" style:font-family-asian="'HG Mincho Light J'" style:font-pitch-asian="variable" style:font-size-asian="14pt" style:font-name-complex="Arial Unicode MS" style:font-family-complex="'Arial Unicode MS'" style:font-pitch-complex="variable" style:font-size-complex="14pt"/>
    </style:style>
    <style:style style:name="Heading_20_1" style:display-name="Heading 1" style:family="paragraph" style:parent-style-name="Heading" style:next-style-name="Text_20_body" style:default-outline-level="1" style:class="text">
      <style:text-properties style:font-name="Thorndale" fo:font-family="Thorndale" style:font-family-generic="roman" style:font-pitch="variable" fo:font-size="24pt" fo:font-weight="bold" style:font-name-asian="HG Mincho Light J" style:font-family-asian="'HG Mincho Light J'" style:font-pitch-asian="variable" style:font-size-asian="24pt" style:font-weight-asian="bold" style:font-name-complex="Arial Unicode MS" style:font-family-complex="'Arial Unicode MS'" style:font-pitch-complex="variable" style:font-size-complex="24pt" style:font-weight-complex="bold"/>
    </style:style>
    <style:style style:name="List" style:family="paragraph" style:parent-style-name="Text_20_body" style:class="list"/>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Sender" style:family="paragraph" style:parent-style-name="Standard" style:class="extra">
      <style:paragraph-properties fo:margin-top="0cm" fo:margin-bottom="0cm" loext:contextual-spacing="false"/>
      <style:text-properties fo:font-style="italic"/>
    </style:style>
    <style:style style:name="Index" style:family="paragraph" style:parent-style-name="Standard" style:class="index">
      <style:paragraph-properties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002cm 0.035cm 0.002cm" fo:padding="0cm" fo:border-left="none" fo:border-right="none" fo:border-top="none" fo:border-bottom="1.11pt double #808080"/>
      <style:text-properties fo:font-size="6pt"/>
    </style:style>
    <style:style style:name="Quotations" style:family="paragraph" style:parent-style-name="Standard" style:class="html">
      <style:paragraph-properties fo:margin-left="1cm" fo:margin-right="1cm" fo:margin-top="0.152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Footnote_20_Symbol" style:display-name="Footnote Symbol" style:family="text"/>
    <style:style style:name="Bullet_20_Symbols" style:display-name="Bullet Symbols" style:family="text">
      <style:text-properties style:font-name="StarSymbol" fo:font-family="StarSymbol" fo:font-size="9pt" style:font-name-asian="StarSymbol" style:font-family-asian="StarSymbol" style:font-size-asian="9pt" style:font-name-complex="StarSymbol" style:font-family-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Endnote_20_Symbol" style:display-name="Endnote Symbol" style:family="text"/>
    <style:style style:name="Placeholder" style:family="text">
      <style:text-properties fo:font-variant="small-caps" fo:color="#008080" style:text-underline-style="dotted" style:text-underline-width="auto" style:text-underline-color="font-color"/>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54cm" fo:margin-bottom="2.54cm" fo:margin-left="3.175cm" fo:margin-right="3.175cm" style:writing-mode="lr-tb"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1cm" fo:margin-bottom="1cm" fo:margin-left="2cm" fo:margin-right="1cm" fo:border="none" fo:padding="0cm" fo:background-color="#ffffff"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top="2.54cm" fo:margin-bottom="2.54cm" fo:margin-left="3.175cm" fo:margin-right="3.175cm" style:writing-mode="lr-tb" style:footnote-max-height="0cm">
        <style:footnote-sep style:line-style="none"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style:master-page style:name="Endnote"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3.7.2$Windows_x86 LibreOffice_project/8a35821d8636a03b8bf4e15b48f59794652c68ba</meta:generator>
    <meta:creation-date>2011-03-06T16:57:20</meta:creation-date>
    <dc:language>en-US</dc:language>
    <meta:editing-cycles>9</meta:editing-cycles>
    <meta:editing-duration>PT8H38M39S</meta:editing-duration>
    <meta:initial-creator>Tamino Dauth</meta:initial-creator>
    <dc:date>2015-09-04T06:47:34.784000000</dc:date>
    <meta:document-statistic meta:table-count="0" meta:image-count="0" meta:object-count="0" meta:page-count="1" meta:paragraph-count="28" meta:word-count="223" meta:character-count="1402" meta:non-whitespace-character-count="1214"/>
    <meta:user-defined meta:name="Info 1"/>
    <meta:user-defined meta:name="Info 2"/>
    <meta:user-defined meta:name="Info 3"/>
    <meta:user-defined meta:name="Info 4"/>
    <meta:hyperlink-behaviour office:target-frame-name="_top" xlink:show="replace"/>
  </office:meta>
</office:document-meta>
</file>